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text-properties style:text-underline-style="none" fo:font-weight="normal" style:font-weight-asian="normal" style:font-weight-complex="normal"/>
    </style:style>
    <style:style style:name="P5" style:family="paragraph" style:parent-style-name="Heading">
      <style:text-properties style:text-underline-style="solid" style:text-underline-width="auto" style:text-underline-color="font-color" fo:font-weight="bold" style:font-weight-asian="bold" style:font-weight-complex="bold"/>
    </style:style>
    <style:style style:name="P6" style:family="paragraph" style:parent-style-name="Text_20_body">
      <style:text-properties style:text-underline-style="none"/>
    </style:style>
    <style:style style:name="P7" style:family="paragraph" style:parent-style-name="Text_20_body" style:list-style-name="L5">
      <style:text-properties style:text-underline-style="none"/>
    </style:style>
    <style:style style:name="P8" style:family="paragraph" style:parent-style-name="Text_20_body" style:list-style-name="L6">
      <style:text-properties style:text-underline-style="none"/>
    </style:style>
    <style:style style:name="P9" style:family="paragraph" style:parent-style-name="Heading_20_3">
      <style:text-properties style:text-underline-style="solid" style:text-underline-width="auto" style:text-underline-color="font-color"/>
    </style:style>
    <style:style style:name="P10" style:family="paragraph" style:parent-style-name="Heading_20_1">
      <style:paragraph-properties fo:text-align="center"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Centreon</text:h>
      <text:p text:style-name="P1"/>
      <text:p text:style-name="P5">I. Introduction</text:p>
      <text:p text:style-name="P3"/>
      <text:p text:style-name="P4">Aujourd'hui, la place des réseaux est devenu importante, voire indispensable. La majorité des entreprises et des administrations disposent d'un réseau privé afin de communiquer au sein de leur organisation.</text:p>
      <text:p text:style-name="P4">Un dysfonctionnement au sein de ce réseau aura de graves répercussions financières, car il pénalise toute l'activité.</text:p>
      <text:p text:style-name="P4">Ainsi, nous avons besoins de surveiller ce réseau à l'aide d'indicateur.</text:p>
      <text:p text:style-name="P4">Pour cela il existe des solutions propriétaires et aussi des logiciels libres comme Centreon qui nécessitent de nombreux paramétrages et du temps. Ces solutions reposent sur le protocole. SNMP.</text:p>
      <text:p text:style-name="P4"/>
      <text:h text:style-name="P9" text:outline-level="3">II. Centreon</text:h>
      <text:p text:style-name="P6">Centreon est un logiciel libre de surveillance réseau.. Il est conçu pour avertir les utilisateurs de la présence de problème sur les hôtes et les services spécifiés, ceci est la notification.</text:p>
      <text:p text:style-name="P6">Pour recevoir des notifications, les utilisateurs doivent configurer le logiciel, pour lui indiquer quand et où les envoyer. Il peut avertir l'administrateur par sms, mail, messagerie instantanée.</text:p>
      <text:p text:style-name="P6">Ces principales fonctionnalités sont la surveillance des services réseau (SMTP, POP3, HTTP, NNTP, PING, …) et la surveillance des ressources hôtes (charge processeur, utilisation des disques, …)</text:p>
      <text:p text:style-name="P6">Pour le configurer plus facilement, il existe un système simple de plugins permettant aux utilisateurs de développer leur propres vérifications de services.</text:p>
      <text:p text:style-name="P6">De plus, nous pouvons hiérarchiser le réseau en utilisant des hôtes parents pour faciliter leur intégrations.</text:p>
      <text:p text:style-name="P6">Il existe des notifications quand un hôte ou un service rencontre un problème avec un système d'escalade.</text:p>
      <text:p text:style-name="P6">Pour résumer c'est une solution libre, très complète, avec un des plugins permettant le configurer comme nous le souhaitons et il a derrière lui une communauté et un support très actif.</text:p>
      <text:p text:style-name="P5">III. Interface Centreon</text:p>
      <text:p text:style-name="P6">Le Centreon-core est un fork de Nagios et est un logiciel très complet mais qui se configure via des fichiers. Ainsi lorsque le nombre de serveurs à superviser devient important, il est difficile de maintenir le logicel.</text:p>
      <text:p text:style-name="P6">C'est pourquoi une interface web a été développé.</text:p>
      <text:p text:style-name="P6">Ainsi Centreon a pour mission de fournir une interface conviviale à Nagios, d'apporter une interface graphique pour le configurer et une base de données pour stocker la configuration du logiciel.</text:p>
      <text:p text:style-name="P6">Ainsi Centreon s'est enrichi de fonctionnalités supplémentaires pour avoir une interface très modulaire qui permet d'avoir un logiciel unique pour l'administration de la supervision.</text:p>
      <text:p text:style-name="P6"><text:soft-page-break/>Centreon est capable de configurer un Nagios (v2 et v3), des traps SNMP, installer des modules supplémentaires en fonction des besoins et aider à la lecture et à l'interprétation des journaux d'évènements.</text:p>
      <text:p text:style-name="P6">Ainsi il permet aux administrateurs des systèmes du SI d'être prévenu et donc de réagir très rapidement en cas de problèmes et ainsi augmenter la qualité du service SI.</text:p>
      <text:p text:style-name="P6">De plus il permet de suivre l'historique du SI grâce à des graphes et une échelle de temps. Il génère des rapports de fonctionnement de services</text:p>
      <text:p text:style-name="P6">Il est adapté pour superviser des petites, moyennes et grandes entreprises.</text:p>
      <text:p text:style-name="P6">C'est une solution très complète offrant à la fois une facilité d'utilisation grâce à son interface web et une grande adaptabilité des besoins de l'entreprise grâce à ses multiples plugins.</text:p>
      <text:p text:style-name="P6">C'est une solution qui peut convenir à toutes tailles d'entreprises, mais peut être considéré par certains comme une « usine à gaz » puisque de base la plupart les plugins sont intégrés. Cet un outil très suivi puisqu'il y a un support (méréthis) très complet et réact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centm </meta:initial-creator>
    <meta:creation-date>2012-04-23T09:53:21</meta:creation-date>
    <meta:generator>LibreOffice/3.5$Linux_X86_64 LibreOffice_project/350m1$Build-202</meta:generator>
    <dc:date>2012-04-23T14:25:49</dc:date>
    <dc:creator>vincentm </dc:creator>
    <meta:editing-duration>PT2M17S</meta:editing-duration>
    <meta:editing-cycles>3</meta:editing-cycles>
    <meta:document-statistic meta:table-count="0" meta:image-count="0" meta:object-count="0" meta:page-count="2" meta:paragraph-count="25" meta:word-count="539" meta:character-count="3481" meta:non-whitespace-character-count="2967"/>
  </office:meta>
</office:document-meta>
</file>